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6.799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088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2.408cm" fo:background-color="transparent" fo:keep-together="auto">
        <style:background-image/>
      </style:table-row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5a7fd" officeooo:paragraph-rsid="0015a7fd"/>
    </style:style>
    <style:style style:name="P2" style:family="paragraph" style:parent-style-name="Preformatted_20_Text">
      <style:paragraph-properties fo:line-height="100%"/>
      <style:text-properties officeooo:rsid="0017e30b" officeooo:paragraph-rsid="0017e30b"/>
    </style:style>
    <style:style style:name="P3" style:family="paragraph" style:parent-style-name="Preformatted_20_Text">
      <style:text-properties fo:font-weight="bold" officeooo:rsid="0017e30b" officeooo:paragraph-rsid="0017e30b" style:font-weight-asian="bold" style:font-weight-complex="bold"/>
    </style:style>
    <style:style style:name="P4" style:family="paragraph" style:parent-style-name="Preformatted_20_Text">
      <style:text-properties fo:font-weight="bold" officeooo:rsid="0017e30b" officeooo:paragraph-rsid="0017e3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line-height="100%"/>
      <style:text-properties officeooo:paragraph-rsid="0017e30b"/>
    </style:style>
    <style:style style:name="P6" style:family="paragraph" style:parent-style-name="Preformatted_20_Text">
      <style:paragraph-properties fo:line-height="100%"/>
      <style:text-properties officeooo:paragraph-rsid="001a96ce"/>
    </style:style>
    <style:style style:name="P7" style:family="paragraph" style:parent-style-name="Preformatted_20_Text">
      <style:text-properties officeooo:paragraph-rsid="0015a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cm" loext:contextual-spacing="false" fo:line-height="100%"/>
      <style:text-properties officeooo:paragraph-rsid="0017e30b"/>
    </style:style>
    <style:style style:name="P10" style:family="paragraph" style:parent-style-name="Preformatted_20_Text">
      <style:paragraph-properties fo:margin-top="0cm" fo:margin-bottom="0cm" loext:contextual-spacing="false" fo:line-height="100%"/>
      <style:text-properties fo:font-weight="bold" officeooo:rsid="0017e30b" officeooo:paragraph-rsid="0017e3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margin-top="0cm" fo:margin-bottom="0cm" loext:contextual-spacing="false"/>
      <style:text-properties officeooo:paragraph-rsid="0015a7fd"/>
    </style:style>
    <style:style style:name="P12" style:family="paragraph" style:parent-style-name="Preformatted_20_Text">
      <style:paragraph-properties fo:margin-top="0cm" fo:margin-bottom="0cm" loext:contextual-spacing="false"/>
      <style:text-properties style:font-name="Liberation Mono" fo:font-size="10pt" officeooo:rsid="001a96ce" officeooo:paragraph-rsid="001a96ce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paragraph-properties fo:margin-top="0cm" fo:margin-bottom="0cm" loext:contextual-spacing="false" fo:line-height="100%"/>
      <style:text-properties officeooo:rsid="0017e30b" officeooo:paragraph-rsid="0017e3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paragraph-properties fo:margin-top="0cm" fo:margin-bottom="0cm" loext:contextual-spacing="false" fo:line-height="100%"/>
      <style:text-properties officeooo:rsid="001a96ce" officeooo:paragraph-rsid="001a9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margin-top="0.201cm" fo:margin-bottom="0.399cm" loext:contextual-spacing="false" fo:line-height="100%"/>
      <style:text-properties officeooo:rsid="0017e30b" officeooo:paragraph-rsid="0017e3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margin-top="0.302cm" fo:margin-bottom="0.302cm" loext:contextual-spacing="false"/>
      <style:text-properties officeooo:paragraph-rsid="0015a7fd"/>
    </style:style>
    <style:style style:name="T1" style:family="text">
      <style:text-properties officeooo:rsid="0015a7fd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72709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7e30b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a96ce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fo:font-weight="bold" officeooo:rsid="00172709" style:font-name-asian="Noto Sans Mono CJK SC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10pt" fo:font-weight="bold" officeooo:rsid="0017e30b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officeooo:rsid="001a96ce"/>
    </style:style>
    <style:style style:name="T9" style:family="text">
      <style:text-properties officeooo:rsid="001adb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Raw data</text:p>
          </table:table-cell>
          <table:table-cell table:style-name="Table1.C1" office:value-type="string">
            <text:p text:style-name="P1">Crafted data</text:p>
          </table:table-cell>
        </table:table-row>
        <table:table-row table:style-name="Table1.2">
          <table:table-cell table:style-name="Table1.A2" office:value-type="string">
            <text:p text:style-name="P1">GBDT</text:p>
          </table:table-cell>
          <table:table-cell table:style-name="Table1.A2" office:value-type="string">
            <text:p text:style-name="P4">Result of optimization</text:p>
            <text:p text:style-name="P7">max_depth: 52</text:p>
            <text:p text:style-name="Preformatted_20_Text">feature_fraction: 0.8<text:span text:style-name="T8">9</text:span></text:p>
            <text:p text:style-name="Preformatted_20_Text">feature_fraction_bynode: 0.69</text:p>
            <text:p text:style-name="Preformatted_20_Text">subsample: 0.99</text:p>
            <text:p text:style-name="Preformatted_20_Text">subsample_freq: 5</text:p>
            <text:p text:style-name="P8">num_leaves: 1050</text:p>
            <text:p text:style-name="P10"><text:span text:style-name="T3">M</text:span><text:span text:style-name="T2">anually set</text:span></text:p>
            <text:p text:style-name="P13">n_estimators: 1000</text:p>
            <text:p text:style-name="P13">early_stopping: 20</text:p>
            <text:p text:style-name="P13">max_bin: 1000</text:p>
            <text:p text:style-name="P14">min_child_samples : 1</text:p>
            <text:p text:style-name="P14">min_data_in_bin : 1 </text:p>
            <text:p text:style-name="P15"/>
            <text:p text:style-name="P7"><text:span text:style-name="T1">MSE: 2</text:span><text:span text:style-name="T9">6.5538</text:span></text:p>
          </table:table-cell>
          <table:table-cell table:style-name="Table1.C2" office:value-type="string">
            <text:p text:style-name="P3">Result of optimization</text:p>
            <text:p text:style-name="Preformatted_20_Text">max_depth: 53</text:p>
            <text:p text:style-name="Preformatted_20_Text">feature_fraction: 0.82</text:p>
            <text:p text:style-name="Preformatted_20_Text">feature_fraction_bynode: 0.82</text:p>
            <text:p text:style-name="Preformatted_20_Text">subsample: 0.9<text:span text:style-name="T5">3</text:span></text:p>
            <text:p text:style-name="Preformatted_20_Text">subsample_freq: 6</text:p>
            <text:p text:style-name="P8">num_leaves: 1050</text:p>
            <text:p text:style-name="P9"><text:span text:style-name="T6">M</text:span><text:span text:style-name="T7">anually set </text:span></text:p>
            <text:p text:style-name="P2"><text:span text:style-name="T3">n_</text:span><text:span text:style-name="T2">estimators: 1000</text:span></text:p>
            <text:p text:style-name="P2"><text:span text:style-name="T2">early_stopping: 20</text:span></text:p>
            <text:p text:style-name="P5"><text:span text:style-name="T4">max_bin: 1000</text:span></text:p>
            <text:p text:style-name="P6"><text:span text:style-name="T4">min_child_samples: </text:span><text:span text:style-name="T5">1</text:span></text:p>
            <text:p text:style-name="P12">min_data_in_bin : 1 </text:p>
            <text:p text:style-name="P16"><text:span text:style-name="T3"/></text:p>
            <text:p text:style-name="P11"><text:span text:style-name="T3">MSE</text:span><text:span text:style-name="T1">: </text:span><text:span text:style-name="T9">27.7398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02:43:21.600021831</meta:creation-date>
    <dc:date>2021-02-08T01:48:17.923597901</dc:date>
    <meta:editing-duration>PT20M37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31" meta:word-count="66" meta:character-count="520" meta:non-whitespace-character-count="482"/>
  </office:meta>
</office:document-meta>
</file>